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etersburg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4">
            <text:p>444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79">
            <text:p>179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60">
            <text:p>66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665">
            <text:p>1665</text:p>
          </table:table-cell>
          <table:table-cell table:style-name="ce23" office:value-type="float" office:value="66">
            <text:p>6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31">
            <text:p>13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60">
            <text:p>160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261">
            <text:p>1261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809">
            <text:p>1809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74">
            <text:p>3474</text:p>
          </table:table-cell>
          <table:table-cell table:style-name="ce23" office:value-type="float" office:value="87">
            <text:p>8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